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chive" svg:font-family="Archive, Arial, Helvetica, sans-serif"/>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Helvetica, sans-serif"/>
    <style:font-face style:name="Times New Roman" svg:font-family="'Times New Roman'"/>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fo:break-before="page"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fo:break-before="page"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fo:break-before="page"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fo:break-before="page"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fo:break-before="page"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fo:break-before="page"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fo:break-before="page"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fo:break-before="page"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fo:break-before="page"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fo:break-before="page"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fo:break-before="page"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P1" style:family="paragraph" style:parent-style-name="Footnote">
      <style:text-properties officeooo:rsid="0012028c" officeooo:paragraph-rsid="0012028c"/>
    </style:style>
    <style:style style:name="P2" style:family="paragraph" style:parent-style-name="Footnote">
      <style:text-properties officeooo:rsid="000b09db" officeooo:paragraph-rsid="000b09db"/>
    </style:style>
    <style:style style:name="P3" style:family="paragraph" style:parent-style-name="Footnote">
      <style:text-properties officeooo:rsid="0009c32b" officeooo:paragraph-rsid="0009c32b"/>
    </style:style>
    <style:style style:name="P4" style:family="paragraph" style:parent-style-name="Footnote">
      <style:text-properties officeooo:rsid="00101ac8" officeooo:paragraph-rsid="00101ac8"/>
    </style:style>
    <style:style style:name="P5" style:family="paragraph" style:parent-style-name="Footnote">
      <style:text-properties officeooo:rsid="00158523" officeooo:paragraph-rsid="00158523"/>
    </style:style>
    <style:style style:name="P6" style:family="paragraph" style:parent-style-name="Footnote">
      <style:text-properties officeooo:rsid="0003f168" officeooo:paragraph-rsid="0003f168"/>
    </style:style>
    <style:style style:name="P7" style:family="paragraph" style:parent-style-name="Footnote">
      <style:text-properties officeooo:rsid="000b4e42" officeooo:paragraph-rsid="000b4e42"/>
    </style:style>
    <style:style style:name="P8" style:family="paragraph" style:parent-style-name="Footnote">
      <style:text-properties officeooo:rsid="00087dd7" officeooo:paragraph-rsid="00087dd7"/>
    </style:style>
    <style:style style:name="P9" style:family="paragraph" style:parent-style-name="Footnote">
      <style:text-properties officeooo:rsid="000a708a" officeooo:paragraph-rsid="000a708a"/>
    </style:style>
    <style:style style:name="P10" style:family="paragraph" style:parent-style-name="Footnote">
      <style:text-properties officeooo:rsid="000c678a" officeooo:paragraph-rsid="000c678a"/>
    </style:style>
    <style:style style:name="P11" style:family="paragraph" style:parent-style-name="Heading_20_2">
      <style:paragraph-properties fo:text-align="center" style:justify-single-word="false"/>
      <style:text-properties fo:font-variant="normal" fo:text-transform="none" style:use-window-font-color="true" loext:opacity="0%" style:font-name="Archive" fo:font-size="12pt" fo:letter-spacing="normal" fo:font-style="normal" fo:font-weight="bold" officeooo:paragraph-rsid="000c16da" style:font-size-asian="12pt" style:font-weight-asian="bold" style:font-size-complex="12pt" style:font-weight-complex="bold"/>
    </style:style>
    <style:style style:name="P12" style:family="paragraph" style:parent-style-name="Heading_20_2">
      <style:paragraph-properties fo:text-align="center" style:justify-single-word="false"/>
      <style:text-properties fo:font-variant="normal" fo:text-transform="none" style:use-window-font-color="true" loext:opacity="0%" style:font-name="Archive" fo:font-size="12pt" fo:letter-spacing="normal" fo:font-style="normal" fo:font-weight="bold" officeooo:paragraph-rsid="000c350d" style:font-size-asian="12pt" style:font-weight-asian="bold" style:font-size-complex="12pt" style:font-weight-complex="bold"/>
    </style:style>
    <style:style style:name="P13"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ext-properties officeooo:paragraph-rsid="000b4154"/>
    </style:style>
    <style:style style:name="P14" style:family="paragraph" style:parent-style-name="Standard">
      <style:paragraph-properties fo:margin-left="0cm" fo:margin-right="0cm" fo:margin-top="0cm" fo:margin-bottom="0cm" style:contextual-spacing="false" fo:line-height="150%"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b4154" style:text-blinking="false" fo:background-color="transparent" style:font-size-asian="12pt" style:font-style-asian="normal" style:font-size-complex="12pt" style:font-style-complex="normal"/>
    </style:style>
    <style:style style:name="P1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b4154" style:text-blinking="false" fo:background-color="transparent" style:font-size-asian="12pt" style:font-style-asian="normal" style:font-size-complex="12pt" style:font-style-complex="normal"/>
    </style:style>
    <style:style style:name="P1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c350d" style:text-blinking="false" fo:background-color="transparent" style:font-size-asian="12pt" style:font-style-asian="normal" style:font-size-complex="12pt" style:font-style-complex="normal"/>
    </style:style>
    <style:style style:name="P17" style:family="paragraph" style:parent-style-name="Standard">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c350d" style:text-blinking="false" fo:background-color="transparent" style:font-size-asian="12pt" style:font-style-asian="normal" style:font-size-complex="12pt" style:font-style-complex="normal"/>
    </style:style>
    <style:style style:name="P18" style:family="paragraph" style:parent-style-name="Standard">
      <style:paragraph-properties fo:margin-left="0cm" fo:margin-right="0cm" fo:margin-top="0.176cm" fo:margin-bottom="0.176cm" style:contextual-spacing="false" fo:line-height="150%"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9ecf4" officeooo:paragraph-rsid="000b4154" style:text-blinking="false" fo:background-color="transparent" style:font-size-asian="12pt" style:font-style-asian="normal" style:font-size-complex="12pt" style:font-style-complex="normal"/>
    </style:style>
    <style:style style:name="P19" style:family="paragraph" style:parent-style-name="Standard">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c16da" style:text-blinking="false" fo:background-color="transparent" style:font-size-asian="12pt" style:font-size-complex="12pt"/>
    </style:style>
    <style:style style:name="P2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4154" officeooo:paragraph-rsid="000b4154" style:text-blinking="false"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margin-top="0.176cm" fo:margin-bottom="0.176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4154" officeooo:paragraph-rsid="000b4154" style:text-blinking="false" fo:background-color="transparent" style:font-size-asian="12pt" style:font-style-asian="normal" style:font-size-complex="12pt" style:font-style-complex="normal"/>
    </style:style>
    <style:style style:name="P22"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loext:opacity="100%" style:font-name="Liberation Serif" fo:font-size="11.5pt" fo:letter-spacing="normal" fo:font-style="normal" fo:font-weight="normal" officeooo:paragraph-rsid="000b4154" fo:background-color="transparent" style:font-size-asian="11.5pt" style:font-size-complex="11.5pt" loext:padding="0cm" loext:border="none"/>
    </style:style>
    <style:style style:name="P23" style:family="paragraph" style:parent-style-name="Standard">
      <style:paragraph-properties fo:margin-left="0cm" fo:margin-right="0cm" fo:margin-top="0cm" fo:margin-bottom="0cm" style:contextual-spacing="false" fo:line-height="150%" fo:text-align="end" style:justify-single-word="false" fo:orphans="2" fo:widows="2" fo:text-indent="0cm" style:auto-text-indent="false"/>
      <style:text-properties fo:font-variant="normal" fo:text-transform="none" fo:color="#000000" loext:opacity="100%" style:font-name="Liberation Serif" fo:font-size="11.5pt" fo:letter-spacing="normal" fo:font-style="normal" fo:font-weight="normal" officeooo:paragraph-rsid="000b4154" fo:background-color="transparent" style:font-size-asian="11.5pt" style:font-size-complex="11.5pt" loext:padding="0cm" loext:border="none"/>
    </style:style>
    <style:style style:name="P24" style:family="paragraph" style:parent-style-name="Standard">
      <style:paragraph-properties fo:line-height="150%" fo:text-align="justify" style:justify-single-word="false"/>
      <style:text-properties style:font-name="Liberation Serif" fo:font-size="12pt" officeooo:paragraph-rsid="000b4154" style:font-size-asian="12pt" style:font-size-complex="12pt"/>
    </style:style>
    <style:style style:name="P25" style:family="paragraph" style:parent-style-name="Standard">
      <style:paragraph-properties fo:margin-left="0cm" fo:margin-right="0cm" fo:line-height="150%" fo:text-align="justify" style:justify-single-word="false" fo:orphans="2" fo:widows="2" fo:text-indent="0cm" style:auto-text-indent="false"/>
      <style:text-properties style:font-name="Liberation Serif" fo:font-size="12pt" officeooo:paragraph-rsid="000b04d9" style:font-size-asian="12pt" style:font-size-complex="12pt"/>
    </style:style>
    <style:style style:name="P26" style:family="paragraph" style:parent-style-name="Standard">
      <style:paragraph-properties fo:line-height="150%" fo:text-align="justify" style:justify-single-word="false"/>
      <style:text-properties style:font-name="Liberation Serif" fo:font-size="12pt" officeooo:paragraph-rsid="000a7017" style:font-size-asian="12pt" style:font-size-complex="12pt"/>
    </style:style>
    <style:style style:name="P27" style:family="paragraph" style:parent-style-name="Standard">
      <style:paragraph-properties fo:line-height="150%" fo:text-align="justify" style:justify-single-word="false"/>
      <style:text-properties style:font-name="Liberation Serif" fo:font-size="12pt" officeooo:paragraph-rsid="000b04d9"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Liberation Serif" fo:font-size="12pt" officeooo:paragraph-rsid="000b04d9" style:font-size-asian="12pt" style:font-size-complex="12pt"/>
    </style:style>
    <style:style style:name="P29"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30" style:family="paragraph" style:parent-style-name="Standard">
      <style:paragraph-properties fo:margin-left="0cm" fo:margin-right="0cm" fo:line-height="150%" fo:text-align="end" style:justify-single-word="false" fo:orphans="2" fo:widows="2" fo:text-indent="0cm" style:auto-text-indent="false"/>
      <style:text-properties style:font-name="Liberation Serif" fo:font-size="12pt" officeooo:paragraph-rsid="000b04d9" style:font-size-asian="12pt" style:font-size-complex="12pt"/>
    </style:style>
    <style:style style:name="P31" style:family="paragraph" style:parent-style-name="Standard">
      <style:paragraph-properties fo:line-height="150%" fo:text-align="end" style:justify-single-word="false"/>
      <style:text-properties style:font-name="Liberation Serif" fo:font-size="12pt" style:font-size-asian="12pt" style:font-size-complex="12pt"/>
    </style:style>
    <style:style style:name="P32" style:family="paragraph" style:parent-style-name="Standard">
      <style:paragraph-properties fo:line-height="150%" fo:text-align="end" style:justify-single-word="false"/>
      <style:text-properties style:font-name="Liberation Serif" fo:font-size="12pt" officeooo:paragraph-rsid="000b04d9" style:font-size-asian="12pt" style:font-size-complex="12pt"/>
    </style:style>
    <style:style style:name="P33" style:family="paragraph" style:parent-style-name="Standard">
      <style:paragraph-properties fo:line-height="150%"/>
      <style:text-properties style:font-name="Liberation Serif" fo:font-size="12pt" style:font-size-asian="12pt" style:font-size-complex="12pt"/>
    </style:style>
    <style:style style:name="P34" style:family="paragraph" style:parent-style-name="Standard">
      <style:paragraph-properties fo:line-height="150%"/>
      <style:text-properties style:font-name="Liberation Serif" fo:font-size="12pt" officeooo:paragraph-rsid="000b4154" style:font-size-asian="12pt" style:font-size-complex="12pt"/>
    </style:style>
    <style:style style:name="P35" style:family="paragraph" style:parent-style-name="Standard">
      <style:paragraph-properties fo:line-height="150%"/>
      <style:text-properties style:font-name="Liberation Serif" fo:font-size="12pt" officeooo:paragraph-rsid="000c16da" style:font-size-asian="12pt" style:font-size-complex="12pt"/>
    </style:style>
    <style:style style:name="P36" style:family="paragraph" style:parent-style-name="Standard">
      <style:text-properties style:font-name="Liberation Serif" fo:font-size="12pt" style:font-size-asian="12pt" style:font-size-complex="12pt"/>
    </style:style>
    <style:style style:name="P37" style:family="paragraph" style:parent-style-name="Standard">
      <style:text-properties style:font-name="Liberation Serif" fo:font-size="12pt" officeooo:paragraph-rsid="000a7017" style:font-size-asian="12pt" style:font-size-complex="12pt"/>
    </style:style>
    <style:style style:name="P38" style:family="paragraph" style:parent-style-name="Standard">
      <style:paragraph-properties fo:text-align="end" style:justify-single-word="false"/>
      <style:text-properties style:font-name="Liberation Serif" fo:font-size="12pt" officeooo:paragraph-rsid="000a7017" style:font-size-asian="12pt" style:font-size-complex="12pt"/>
    </style:style>
    <style:style style:name="P39" style:family="paragraph" style:parent-style-name="Standard">
      <style:paragraph-properties fo:line-height="150%" fo:text-align="justify" style:justify-single-word="false"/>
      <style:text-properties style:font-name="Liberation Serif" fo:font-size="12pt" officeooo:rsid="000b04d9" officeooo:paragraph-rsid="000b04d9" style:font-size-asian="12pt" style:font-size-complex="12pt"/>
    </style:style>
    <style:style style:name="P40" style:family="paragraph" style:parent-style-name="Standard">
      <style:paragraph-properties fo:line-height="150%" fo:text-align="justify" style:justify-single-word="false"/>
      <style:text-properties style:font-name="Liberation Serif" fo:font-size="12pt" officeooo:rsid="000b04d9" officeooo:paragraph-rsid="000c16da" style:font-size-asian="12pt" style:font-size-complex="12pt"/>
    </style:style>
    <style:style style:name="P41" style:family="paragraph" style:parent-style-name="Standard">
      <style:paragraph-properties fo:line-height="115%" fo:text-align="end" style:justify-single-word="false"/>
      <style:text-properties style:font-name="Liberation Serif" fo:font-size="12pt" officeooo:rsid="000b04d9" officeooo:paragraph-rsid="000b04d9" style:font-size-asian="12pt" style:font-size-complex="12pt"/>
    </style:style>
    <style:style style:name="P42" style:family="paragraph" style:parent-style-name="Standard">
      <style:paragraph-properties fo:margin-left="1.251cm" fo:margin-right="0cm" fo:line-height="115%" fo:text-align="end" style:justify-single-word="false" fo:text-indent="0cm" style:auto-text-indent="false"/>
      <style:text-properties style:font-name="Liberation Serif" fo:font-size="12pt" officeooo:rsid="000b04d9" officeooo:paragraph-rsid="000b04d9" style:font-size-asian="12pt" style:font-size-complex="12pt"/>
    </style:style>
    <style:style style:name="P43" style:family="paragraph" style:parent-style-name="Standard">
      <style:paragraph-properties fo:line-height="115%" fo:text-align="start" style:justify-single-word="false"/>
      <style:text-properties style:font-name="Liberation Serif" fo:font-size="12pt" officeooo:rsid="000b04d9" officeooo:paragraph-rsid="000b04d9" style:font-size-asian="12pt" style:font-size-complex="12pt"/>
    </style:style>
    <style:style style:name="P44" style:family="paragraph" style:parent-style-name="Standard">
      <style:paragraph-properties fo:margin-left="0cm" fo:margin-right="0cm" fo:line-height="115%" fo:text-align="start" style:justify-single-word="false" fo:text-indent="0cm" style:auto-text-indent="false"/>
      <style:text-properties style:font-name="Liberation Serif" fo:font-size="12pt" officeooo:rsid="000b04d9" officeooo:paragraph-rsid="000b04d9" style:font-size-asian="12pt" style:font-size-complex="12pt"/>
    </style:style>
    <style:style style:name="P45" style:family="paragraph" style:parent-style-name="Standard">
      <style:paragraph-properties fo:line-height="115%" fo:text-align="start" style:justify-single-word="false"/>
      <style:text-properties style:font-name="Liberation Serif" fo:font-size="12pt" officeooo:rsid="000b04d9" officeooo:paragraph-rsid="000c16da" style:font-size-asian="12pt" style:font-size-complex="12pt"/>
    </style:style>
    <style:style style:name="P46" style:family="paragraph" style:parent-style-name="Standard">
      <style:paragraph-properties fo:margin-left="0cm" fo:margin-right="0cm" fo:line-height="115%" fo:text-align="start" style:justify-single-word="false" fo:text-indent="0cm" style:auto-text-indent="false"/>
      <style:text-properties style:font-name="Liberation Serif" fo:font-size="12pt" officeooo:rsid="000b04d9" officeooo:paragraph-rsid="000c16da" style:font-size-asian="12pt" style:font-size-complex="12pt"/>
    </style:style>
    <style:style style:name="P47" style:family="paragraph" style:parent-style-name="Standard">
      <style:paragraph-properties fo:line-height="115%"/>
      <style:text-properties style:font-name="Liberation Serif" fo:font-size="12pt" officeooo:paragraph-rsid="000b04d9" style:font-size-asian="12pt" style:font-size-complex="12pt"/>
    </style:style>
    <style:style style:name="P48" style:family="paragraph" style:parent-style-name="Standard">
      <style:paragraph-properties fo:margin-left="1.251cm" fo:margin-right="0cm" fo:text-indent="0cm" style:auto-text-indent="false"/>
      <style:text-properties style:font-name="Liberation Serif" fo:font-size="12pt" officeooo:paragraph-rsid="000b04d9" style:font-size-asian="12pt" style:font-size-complex="12pt"/>
    </style:style>
    <style:style style:name="P49" style:family="paragraph" style:parent-style-name="Standard">
      <style:text-properties style:font-name="Liberation Serif" fo:font-size="12pt" officeooo:paragraph-rsid="000c16da" style:font-size-asian="12pt" style:font-size-complex="12pt"/>
    </style:style>
    <style:style style:name="P50" style:family="paragraph" style:parent-style-name="Standard">
      <style:paragraph-properties fo:line-height="150%" fo:text-align="justify" style:justify-single-word="false"/>
      <style:text-properties style:font-name="Liberation Serif" fo:font-size="12pt" fo:font-weight="bold" officeooo:rsid="000a7017" officeooo:paragraph-rsid="000a7017" style:font-size-asian="12pt" style:font-weight-asian="bold" style:font-size-complex="12pt" style:font-weight-complex="bold"/>
    </style:style>
    <style:style style:name="P51" style:family="paragraph" style:parent-style-name="Standard">
      <style:paragraph-properties fo:line-height="150%" fo:text-align="justify" style:justify-single-word="false"/>
      <style:text-properties style:font-name="Liberation Serif" fo:font-size="12pt" fo:font-weight="bold" officeooo:rsid="000a7017" officeooo:paragraph-rsid="000c16da"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0b04d9" officeooo:paragraph-rsid="000b04d9"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0b04d9" officeooo:paragraph-rsid="000c16da" style:font-size-asian="12pt" style:font-weight-asian="bold" style:font-size-complex="12pt" style:font-weight-complex="bold"/>
    </style:style>
    <style:style style:name="P54" style:family="paragraph" style:parent-style-name="Standard">
      <style:paragraph-properties fo:line-height="115%" fo:text-align="start" style:justify-single-word="false"/>
      <style:text-properties style:font-name="Liberation Serif" fo:font-size="12pt" fo:font-weight="bold" officeooo:rsid="000b04d9" officeooo:paragraph-rsid="000b04d9" style:font-size-asian="12pt" style:font-weight-asian="bold" style:font-size-complex="12pt" style:font-weight-complex="bold"/>
    </style:style>
    <style:style style:name="P55" style:family="paragraph" style:parent-style-name="Standard">
      <style:paragraph-properties fo:margin-left="0cm" fo:margin-right="0cm" fo:line-height="115%" fo:text-align="start" style:justify-single-word="false" fo:text-indent="0cm" style:auto-text-indent="false"/>
      <style:text-properties style:font-name="Liberation Serif" fo:font-size="12pt" fo:font-weight="bold" officeooo:rsid="000b04d9" officeooo:paragraph-rsid="000b04d9" style:font-size-asian="12pt" style:font-weight-asian="bold" style:font-size-complex="12pt" style:font-weight-complex="bold"/>
    </style:style>
    <style:style style:name="P56" style:family="paragraph" style:parent-style-name="Standard">
      <style:paragraph-properties fo:line-height="150%"/>
      <style:text-properties style:font-name="Liberation Serif" fo:font-size="12pt" fo:font-weight="bold" style:font-size-asian="12pt" style:font-weight-asian="bold" style:font-size-complex="12pt" style:font-weight-complex="bold"/>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b04d9" style:text-blinking="false" fo:background-color="transparent" style:font-size-asian="12pt" style:font-size-complex="12pt"/>
    </style:style>
    <style:style style:name="P5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b04d9" style:text-blinking="false" fo:background-color="transparent" style:font-size-asian="12pt" style:font-size-complex="12pt"/>
    </style:style>
    <style:style style:name="P59" style:family="paragraph" style:parent-style-name="Text_20_body">
      <style:paragraph-properties fo:margin-left="0cm" fo:margin-right="0cm" fo:margin-top="0cm" fo:margin-bottom="0cm" style:contextual-spacing="false" fo:line-height="138%"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b04d9" style:text-blinking="false" fo:background-color="transparent" style:font-size-asian="12pt" style:font-size-complex="12pt"/>
    </style:style>
    <style:style style:name="P6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b04d9" style:text-blinking="false" fo:background-color="transparent" style:font-size-asian="12pt" style:font-size-complex="12pt"/>
    </style:style>
    <style:style style:name="P6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b4154" style:text-blinking="false" fo:background-color="transparent" style:font-size-asian="12pt" style:font-style-asian="normal" style:font-size-complex="12pt" style:font-style-complex="normal"/>
    </style:style>
    <style:style style:name="P6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04d9" officeooo:paragraph-rsid="000b04d9" style:text-blinking="false" fo:background-color="transparent"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4154" officeooo:paragraph-rsid="000b4154" style:text-blinking="false" fo:background-color="transparent" style:font-size-asian="12pt" style:font-style-asian="normal" style:font-weight-asian="bold" style:font-size-complex="12pt" style:font-style-complex="normal" style:font-weight-complex="bold"/>
    </style:style>
    <style:style style:name="P6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16da"/>
    </style:style>
    <style:style style:name="P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350d"/>
    </style:style>
    <style:style style:name="P6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16da" style:font-size-asian="12pt" style:font-size-complex="12pt"/>
    </style:style>
    <style:style style:name="P6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350d" style:font-size-asian="12pt" style:font-size-complex="12pt"/>
    </style:style>
    <style:style style:name="P68" style:family="paragraph" style:parent-style-name="Text_20_body">
      <style:paragraph-properties fo:break-before="page"/>
      <style:text-properties officeooo:paragraph-rsid="000c16da"/>
    </style:style>
    <style:style style:name="P69" style:family="paragraph" style:parent-style-name="Text_20_body">
      <style:paragraph-properties fo:break-before="page"/>
      <style:text-properties officeooo:paragraph-rsid="000c350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1321f1"/>
    </style:style>
    <style:style style:name="T4" style:family="text">
      <style:text-properties fo:font-variant="normal" fo:text-transform="none" fo:color="#373737" loext:opacity="100%" fo:letter-spacing="normal" fo:font-style="normal" fo:font-weight="normal"/>
    </style:style>
    <style:style style:name="T5" style:family="text">
      <style:text-properties fo:font-variant="normal" fo:text-transform="none" fo:color="#373737" loext:opacity="100%" fo:letter-spacing="normal" fo:font-style="normal" fo:font-weight="normal" officeooo:rsid="0009c32b"/>
    </style:style>
    <style:style style:name="T6" style:family="text">
      <style:text-properties fo:font-variant="normal" fo:text-transform="none" fo:color="#373737" loext:opacity="100%" fo:letter-spacing="normal" fo:font-style="normal" fo:font-weight="normal" officeooo:rsid="00138027"/>
    </style:style>
    <style:style style:name="T7" style:family="text">
      <style:text-properties fo:font-variant="normal" fo:text-transform="none" fo:color="#373737" loext:opacity="100%" fo:letter-spacing="normal" fo:font-style="normal" fo:font-weight="normal" officeooo:rsid="000c0f50"/>
    </style:style>
    <style:style style:name="T8" style:family="text">
      <style:text-properties fo:font-variant="normal" fo:text-transform="none" fo:color="#373737" loext:opacity="100%" fo:letter-spacing="normal" fo:font-style="normal" fo:font-weight="normal" officeooo:rsid="000b09db"/>
    </style:style>
    <style:style style:name="T9" style:family="text">
      <style:text-properties fo:font-variant="normal" fo:text-transform="none" fo:color="#373737" loext:opacity="100%" fo:letter-spacing="normal" fo:font-style="normal" fo:font-weight="normal" officeooo:rsid="00101ac8"/>
    </style:style>
    <style:style style:name="T10" style:family="text">
      <style:text-properties fo:font-variant="normal" fo:text-transform="none" fo:color="#373737" loext:opacity="100%" fo:letter-spacing="normal" fo:font-style="normal" fo:font-weight="normal" officeooo:rsid="000e0e88"/>
    </style:style>
    <style:style style:name="T11" style:family="text">
      <style:text-properties fo:font-variant="normal" fo:text-transform="none" fo:color="#373737" loext:opacity="100%" fo:letter-spacing="normal" fo:font-style="normal" fo:font-weight="normal" officeooo:rsid="000fbe2f"/>
    </style:style>
    <style:style style:name="T12" style:family="text">
      <style:text-properties fo:font-variant="normal" fo:text-transform="none" fo:color="#373737" loext:opacity="100%" fo:letter-spacing="normal" fo:font-style="italic" fo:font-weight="normal" style:font-style-asian="italic" style:font-style-complex="italic"/>
    </style:style>
    <style:style style:name="T1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14" style:family="text">
      <style:text-properties fo:font-variant="normal" fo:text-transform="none" fo:color="#000000" loext:opacity="100%" style:font-name="Liberation Serif"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Liberation Serif" fo:font-size="11.5pt" fo:letter-spacing="normal" fo:font-style="normal" fo:font-weight="normal" fo:background-color="transparent" loext:char-shading-value="0" style:font-size-asian="11.5pt" style:font-size-complex="11.5pt" loext:padding="0cm" loext:border="none"/>
    </style:style>
    <style:style style:name="T16" style:family="text">
      <style:text-properties fo:font-style="normal" style:font-style-asian="normal" style:font-style-complex="normal"/>
    </style:style>
    <style:style style:name="T17" style:family="text">
      <style:text-properties fo:font-style="normal" fo:font-weight="bold" officeooo:rsid="000a7017" style:font-style-asian="normal" style:font-weight-asian="bold" style:font-style-complex="normal" style:font-weight-complex="bold"/>
    </style:style>
    <style:style style:name="T18" style:family="text">
      <style:text-properties officeooo:rsid="00158523"/>
    </style:style>
    <style:style style:name="T19" style:family="text">
      <style:text-properties officeooo:rsid="000b04d9"/>
    </style:style>
    <style:style style:name="T20" style:family="text">
      <style:text-properties officeooo:rsid="000b4154"/>
    </style:style>
    <style:style style:name="T21" style:family="text">
      <style:text-properties officeooo:rsid="000a708a"/>
    </style:style>
    <style:style style:name="T22" style:family="text">
      <style:text-properties officeooo:rsid="000c16da"/>
    </style:style>
    <style:style style:name="T23" style:family="text">
      <style:text-properties fo:font-weight="bold" officeooo:rsid="000a7017"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2038790067680">
          <table:table-cell table:style-name="Tableau1.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36"><text:span text:style-name="T23"/></text:p>
      <text:p text:style-name="P49"><text:span text:style-name="T23">Texte 1 :</text:span></text:p>
      <text:p text:style-name="P36"><text:span text:style-name="T23"/></text:p>
      <text:p text:style-name="P25"><text:span text:style-name="T4"><text:tab/>« </text:span><text:span text:style-name="T7">E</text:span><text:span text:style-name="T8">n ce qui concerne</text:span><text:span text:style-name="T4"> les mœurs</text:span><text:span text:style-name="T4"><text:note text:id="ftn0" text:note-class="footnote"><text:note-citation>1</text:note-citation><text:note-body><text:p text:style-name="P2">Les « mœurs » désignent les comportements, la façon dont on agit</text:p></text:note-body></text:note></text:span><text:span text:style-name="T4">, </text:span><text:span text:style-name="T7">j</text:span><text:span text:style-name="T4">’avais d</text:span><text:span text:style-name="T8">epuis</text:span><text:span text:style-name="T4"> longtemps remarqué qu’</text:span><text:span text:style-name="T8">il faut parfois</text:span><text:span text:style-name="T4"> suivre des opinions </text:span><text:span text:style-name="T8">très</text:span><text:span text:style-name="T4"> incertaines </text:span><text:span text:style-name="T8">comme</text:span><text:span text:style-name="T4"> si elles étaient indubitables</text:span><text:span text:style-name="T4"><text:note text:id="ftn2" text:note-class="footnote"><text:note-citation>2</text:note-citation><text:note-body><text:p text:style-name="P2">Ce qui est « indubitable », c’est ce dont il est impossible de douter</text:p></text:note-body></text:note></text:span><text:span text:style-name="T4"> . </text:span><text:span text:style-name="T7">Cependant</text:span><text:span text:style-name="T4">, </text:span><text:span text:style-name="T8">dans la mesure où à cette époque</text:span><text:span text:style-name="T4"> je désirais seulement cherche</text:span><text:span text:style-name="T8">r</text:span><text:span text:style-name="T4"> la vérité, je pensai qu</text:span><text:span text:style-name="T8">e dans </text:span><text:span text:style-name="T6">cette recherche</text:span><text:span text:style-name="T8"> il me</text:span><text:span text:style-name="T4"> fallait </text:span><text:span text:style-name="T8">faire</text:span><text:span text:style-name="T4"> tout le contraire et </text:span><text:span text:style-name="T8">rejeter</text:span><text:span text:style-name="T4"> tout ce </text:span><text:span text:style-name="T8">sur quoi je pourrais émettre</text:span><text:span text:style-name="T4"> le moindre doute </text:span><text:span text:style-name="T8">comme si c’était absolument faux.</text:span><text:span text:style-name="T4"> </text:span><text:span text:style-name="T7">Je voulais savoir </text:span><text:span text:style-name="T4">s</text:span><text:span text:style-name="T7">i</text:span><text:span text:style-name="T4"> après cela </text:span><text:span text:style-name="T7">il me resterait au moins une croyance,</text:span><text:span text:style-name="T4"> </text:span><text:span text:style-name="T7">qui serait </text:span><text:span text:style-name="T9">donc </text:span><text:span text:style-name="T7">absolument</text:span><text:span text:style-name="T4"> indubitable.</text:span></text:p>
      <text:p text:style-name="P25"><text:span text:style-name="T4"><text:tab/>Ainsi, </text:span><text:span text:style-name="T7">parce que</text:span><text:span text:style-name="T4"> nos sens nous trompent quelquefois, je voulus supposer qu’</text:span><text:span text:style-name="T7">aucune chose </text:span><text:span text:style-name="T9">ne ressemblait à celles qu’ils</text:span><text:span text:style-name="T4"> </text:span><text:span text:style-name="T6">nous </text:span><text:span text:style-name="T4">font imaginer. </text:span><text:span text:style-name="T10">Par ailleurs, </text:span><text:span text:style-name="T11">je remarquai qu’</text:span><text:span text:style-name="T4">il y a des hommes qui se </text:span><text:span text:style-name="T7">trompent</text:span><text:span text:style-name="T4"> en raisonnant, même </text:span><text:span text:style-name="T7">à propos</text:span><text:span text:style-name="T4"> </text:span><text:span text:style-name="T7">des questions les plus simples de</text:span><text:span text:style-name="T4"> </text:span><text:span text:style-name="T7">la</text:span><text:span text:style-name="T4"> géométrie, et y font des paralogismes</text:span><text:span text:style-name="T4"><text:note text:id="ftn3" text:note-class="footnote"><text:note-citation>3</text:note-citation><text:note-body><text:p text:style-name="P3">Un paralogisme est un discours qui <text:span text:style-name="T2">ressemble</text:span> à un raisonnement rigoureux, mais n’en est pas vraiment un</text:p></text:note-body></text:note></text:span><text:span text:style-name="T4">. </text:span><text:span text:style-name="T10">Dans la mesure où, </text:span><text:span text:style-name="T11">comme n’importe qui,</text:span><text:span text:style-name="T10"> il m’arrive de me tromper</text:span><text:span text:style-name="T4">, je rejetai tout </text:span><text:span text:style-name="T11">ce que j’avais pris auparavant pour des démonstrations, comme si elles étaient fausses</text:span><text:span text:style-name="T4">. Et enfin, considérant que toutes les pensées que nous avons </text:span><text:span text:style-name="T11">quand nous sommes réveillés peuvent également nous</text:span><text:span text:style-name="T4"> venir quand nous dormons, </text:span><text:span text:style-name="T11">mais que dans ce dernier cas aucune n’est vraie</text:span><text:span text:style-name="T4">, je </text:span><text:span text:style-name="T11">pris la décision de faire comme si</text:span><text:span text:style-name="T4"> toutes les choses qui m’étaient entrées en l’esprit n’étaient </text:span><text:span text:style-name="T11">pas</text:span><text:span text:style-name="T4"> plus vraies que les illusions de mes songes.</text:span></text:p>
      <text:p text:style-name="P25"><text:span text:style-name="T4"><text:tab/>Mais, aussitôt après, je </text:span><text:span text:style-name="T11">me rendis compte</text:span><text:span text:style-name="T4"> que, pendant que je voulais ainsi penser que tout était faux, il fallait nécessairement que moi, qui le pensais, </text:span><text:span text:style-name="T11">je sois</text:span><text:span text:style-name="T4"> quelque chose. </text:span><text:span text:style-name="T11">Je remarquai alors</text:span><text:span text:style-name="T4"> que cette vérité : « je pense, donc je suis » </text:span><text:span text:style-name="T9">était</text:span><text:span text:style-name="T4"> si ferme et si assurée que toutes les plus extravagantes</text:span><text:span text:style-name="T4"><text:note text:id="ftn4" text:note-class="footnote"><text:note-citation>4</text:note-citation><text:note-body><text:p text:style-name="P4">Ce qui est extravagant c’est ce qui n’est pas raisonnable, ce qui va trop loin dans la fantaisie et l’imagination</text:p></text:note-body></text:note></text:span><text:span text:style-name="T4"> suppositions des sceptiques n’étaient pas capables de </text:span><text:span text:style-name="T9">la remettre en cause.</text:span><text:span text:style-name="T4"> </text:span><text:span text:style-name="T9">J</text:span><text:span text:style-name="T4">e jugeai </text:span><text:span text:style-name="T9">par conséquent </text:span><text:span text:style-name="T4">que je pouvais l</text:span><text:span text:style-name="T9">a prendre</text:span><text:span text:style-name="T4">, sans scrupule, pour le premier principe de la philosophie que je cherchais ».</text:span></text:p>
      <text:p text:style-name="P30"><text:span text:style-name="T4">René Descartes, </text:span><text:span text:style-name="T12">Discours de la Méthode </text:span><text:span text:style-name="T4">(1637), IV</text:span><text:span text:style-name="T5">è</text:span><text:span text:style-name="T4"> partie </text:span><text:span text:style-name="T6">(version adaptée)</text:span></text:p>
      <table:table table:name="Tableau2" table:style-name="Tableau2">
        <table:table-column table:style-name="Tableau2.A"/>
        <table:table-row table:style-name="TableLine2038565135072">
          <table:table-cell table:style-name="Tableau2.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51"><text:span text:style-name="T23"/></text:p>
      <text:p text:style-name="P50">Texte 2 :</text:p>
      <text:p text:style-name="P26"/>
      <text:p text:style-name="P26">« Posséder le <text:span text:style-name="T2">Je</text:span> dans sa représentation : ce pouvoir élève l’homme infiniment au-dessus de tous les autres êtres vivants sur la terre. Par-là, il est une personne ; et grâce à l’unité de la conscience dans tous les changements qui peuvent lui survenir, il est une seule et même personne, c’est-à-dire un être entièrement différent, par le rang et la dignité, de choses comme le sont les animaux sans raison, dont on peut disposer à sa guise ; et ceci, même lorsqu’il ne peut pas dire Je, car il l’a dans sa pensée ; ainsi toutes les langues, lorsqu’elles parlent à la première personne, doivent penser ce Je, même si elles ne l’expriment pas par un mot particulier. Car cette faculté (de penser) est l’entendement<text:note text:id="ftn1" text:note-class="footnote"><text:note-citation>5</text:note-citation><text:note-body><text:p text:style-name="P1">Pour Kant, « l’entendement » est la faculté intellectuelle qui permet de synthétiser le divers, de simplifier et d’unifier notre expérience en rangeant c<text:span text:style-name="T3">elle-ci </text:span>selon certaines catégories générales.</text:p></text:note-body></text:note>. </text:p>
      <text:p text:style-name="P26"/>
      <text:p text:style-name="P26">Il faut remarquer que l’enfant qui sait déjà parler assez correctement ne commence qu’assez tard (peut-être un an après) à dire Je ; avant, il parle de soi à la troisième personne (Charles veut manger, marcher, etc.) ; et il semble que pour lui une lumière vienne de se lever quand il commence à dire Je ; à partir de ce jour, il ne revient jamais à l’autre manière de parler. Auparavant il ne faisait que se sentir ; maintenant il se pense. »</text:p>
      <text:p text:style-name="P37"/>
      <text:p text:style-name="P38">Kant, <text:span text:style-name="T2">Anthropologie du point de vue pragmatique</text:span>, §1</text:p>
      <table:table table:name="Tableau3" table:style-name="Tableau3">
        <table:table-column table:style-name="Tableau3.A"/>
        <table:table-row table:style-name="TableLine2038716350528">
          <table:table-cell table:style-name="Tableau3.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53"><text:span text:style-name="T17"/></text:p>
      <text:p text:style-name="P52"><text:span text:style-name="T16">Texte 3 :</text:span></text:p>
      <text:p text:style-name="P27"><text:span text:style-name="T16"/></text:p>
      <text:p text:style-name="P27"><text:span text:style-name="T16"><text:tab/>« </text:span><text:span text:style-name="T2">Les lumières</text:span><text:span text:style-name="T2"><text:note text:id="ftn5" text:note-class="footnote"><text:note-citation>6</text:note-citation><text:note-body><text:p text:style-name="P5">Aufklärung</text:p></text:note-body></text:note></text:span><text:span text:style-name="T2"> sont ce qui fait sortir l’homme de la minorité qu’il doit s’imputer à lui-même</text:span>. La <text:span text:style-name="T2">minorité</text:span> consiste dans l’incapacité où il est de se servir de son intelligence sans être dirigé par autrui. Il doit <text:span text:style-name="T2">s’imputer à lui-même</text:span> cette minorité, quand elle n’a pas pour cause le manque d’intelligence, mais l’absence de la résolution et du courage nécessaires pour user de son esprit sans être guidé par un autre. <text:span text:style-name="T2">Sapere aude</text:span>, aie le courage de te servir de ta <text:span text:style-name="T2">propre</text:span> intelligence ! voilà donc la devise des lumières.</text:p>
      <text:p text:style-name="P27"><text:tab/>La paresse et la lâcheté sont les causes qui font qu’une si grande partie des hommes, après avoir été depuis longtemps affranchis par la nature de toute direction étrangère, restent volontiers mineurs toute leur vie, et qu’il est si facile aux autres de s’ériger en tuteurs. Il est si commode d’être mineur ! J’ai un livre qui a de l’esprit pour moi, un directeur qui a de la conscience pour moi, un médecin qui juge pour moi du régime qui me convient, etc. ; pourquoi me donnerais-je de la peine ? Je n’ai pas besoin de penser, pourvu que je puisse payer ; d’autres se chargeront pour moi de cette ennuyeuse occupation. Que la plus grande partie des hommes (et avec eux le beau sexe tout entier) tiennent pour difficile, même pour très-dangereux, le passage de la minorité à la majorité ; c’est à quoi visent avant tout ces tuteurs qui se sont chargés avec tant de bonté de la haute surveillance de leurs semblables. <text:span text:style-name="T18">[…]</text:span></text:p>
      <text:p text:style-name="P27"><text:tab/>Il est donc difficile pour chaque individu en particulier de travailler à sortir de la minorité qui lui est presque devenue une seconde nature. Il en est même arrivé à l'aimer, et provisoirement il est tout à fait incapable de se servir de sa propre intelligence, parce qu'on ne lui permet jamais d'en faire l'essai. »</text:p>
      <text:p text:style-name="P32"><text:span text:style-name="T2">Qu’est-ce que les Lumières ?</text:span> - Kant (1784)</text:p>
      <table:table table:name="Tableau4" table:style-name="Tableau4">
        <table:table-column table:style-name="Tableau4.A"/>
        <table:table-row table:style-name="TableLine2038716351072">
          <table:table-cell table:style-name="Tableau4.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40"><text:span text:style-name="T23"/></text:p>
      <text:p text:style-name="P52">Texte 4 :</text:p>
      <text:p text:style-name="P39"/>
      <text:p text:style-name="P27"><text:s/>« Le bon sens est la chose du monde la mieux partagée ; car chacun pense en être si bien pourvu que ceux même qui sont les plus difficiles à contenter en toute autre chose n’ont point coutume d’en désirer plus qu’ils en ont. En quoi il n’est pas vraisemblable que tous se trompent : mais plutôt cela témoigne que la puissance de bien juger et distinguer le vrai d’avec le faux, qui est proprement ce qu’on nomme le bon sens ou la raison, est naturellement égale en tous les hommes ; et ainsi que la diversité de nos opinions ne vient pas de ce que les uns sont plus raisonnables que les autres, mais seulement de ce que nous conduisons nos pensées par diverses voies, et ne considérons pas les mêmes choses. Car ce n’est pas assez d’avoir l’esprit bon, mais le principal est de l’appliquer bien. Les plus grandes âmes sont capables des plus grands vices aussi bien que des plus grandes vertus; et ceux qui ne marchent que fort lentement peuvent avancer beaucoup davantage, s’ils suivent toujours le droit chemin, que ne font ceux qui courent et qui s’en éloignent.</text:p>
      <text:p text:style-name="P27"/>
      <text:p text:style-name="P27">Pour moi, je n’ai jamais présumé que mon esprit fût en rien plus parfait que ceux du commun ; même j’ai souvent souhaité d’avoir la pensée aussi prompte, ou l’imagination aussi nette et distincte ou la mémoire aussi ample ou aussi présente, que quelques autres. Et je ne sache point de qualités que celles-ci qui servent à la perfection de l’esprit ; car pour la raison, ou le sens, d’autant qu’elle est la seule chose qui nous rend hommes et nous distingue des bêtes, je veux croire qu’elle est tout entière en chacun ; et suivre en ceci l’opinion commune des philosophes, qui disent qu’il n’y a du plus et du moins qu’entre les accidents, et non point entre les formes ou natures des individus d’une même espèce ».</text:p>
      <text:p text:style-name="P47"/>
      <text:p text:style-name="P41">René Descartes, <text:span text:style-name="T2">Discours de la Méthode</text:span>, 1637, Partie 1</text:p>
      <table:table table:name="Tableau5" table:style-name="Tableau5">
        <table:table-column table:style-name="Tableau5.A"/>
        <table:table-row table:style-name="TableLine2038565172608">
          <table:table-cell table:style-name="Tableau5.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45"><text:span text:style-name="T23"/></text:p>
      <text:p text:style-name="P54">Texte 5 :</text:p>
      <text:p text:style-name="P43"/>
      <text:p text:style-name="P28"><text:tab/>« Nous ne nous tenons jamais au temps présent. Nous anticipons l'avenir comme trop lent à venir, comme pour hâter son cours ; ou nous rappelons le passé pour l'arrêter comme trop prompt : si imprudents, que nous errons dans les temps qui ne sont point nôtres, et ne pensons point au seul qui nous appartient ; et si vains, que nous songeons à ceux qui ne sont rien, et échappons<text:note text:id="ftn6" text:note-class="footnote"><text:note-citation>7</text:note-citation><text:note-body><text:p text:style-name="Footnote">Et nous laissons échapper.</text:p></text:note-body></text:note> sans réflexion le seul qui subsiste. C'est que le présent, d'ordinaire, nous blesse. Nous le cachons à notre vue, parce qu'il nous afflige ; et, s'il nous est agréable, nous regrettons de le voir échapper. Nous tâchons de le soutenir par l'avenir, et pensons à disposer les choses qui ne sont pas en notre puissance pour un temps où nous n'avons aucune assurance d'arriver.</text:p>
      <text:p text:style-name="P28"><text:tab/>Que chacun examine ses pensées, il les trouvera toutes occupées au passé et à l'avenir. Nous ne pensons presque point au présent ; et, si nous y pensons, ce n'est que pour en prendre la lumière pour disposer de l'avenir. Le présent n'est jamais notre fin : le passé et le présent sont nos moyens ; le seul avenir est notre fin. Ainsi nous ne vivons jamais, mais nous espérons de vivre ; et, nous disposant toujours à être heureux, il est inévitable que nous ne le soyons jamais. »</text:p>
      <text:p text:style-name="P48"/>
      <text:p text:style-name="P42">Pascal, <text:span text:style-name="T2">Pensées</text:span>, (Ed. Brunschvicg, 172).</text:p>
      <table:table table:name="Tableau6" table:style-name="Tableau6">
        <table:table-column table:style-name="Tableau6.A"/>
        <table:table-row table:style-name="TableLine2038565216128">
          <table:table-cell table:style-name="Tableau6.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46"><text:span text:style-name="T23"/></text:p>
      <text:p text:style-name="P55">Texte 6 :</text:p>
      <text:p text:style-name="P44"/>
      <text:p text:style-name="P57"><text:bookmark text:name="docs-internal-guid-f4a30363-7fff-b801-765c-a305b077e0bb"/><text:tab/>« Je veux imaginer sous quels traits nouveaux le despotisme pourrait se produire dans le monde : je vois une foule innombrable d'hommes semblables et égaux qui tournent sans repos sur eux-mêmes pour se procurer de petits et vulgaires plaisirs dont ils emplissent leur âme. Chacun d'eux, retiré à l'écart, est comme étranger à la destinée de tous les autres : ses enfants et ses amis particuliers forment pour lui toute l'espèce humaine ; quant au demeurant de ses concitoyens, il est à côté d'eux, mais il ne les voit pas ; il les touche et ne les sent point; il n'existe qu'en lui-même et pour lui seul, et, s'il lui reste encore une famille, on peut dire du moins qu'il n'a plus de patrie.</text:p>
      <text:p text:style-name="P57"><text:tab/>Au-dessus de ceux-là s'élève un pouvoir immense et tutélaire, qui se charge seul d'assurer leur jouissance et de veiller sur leur sort. Il est absolu, détaillé, régulier, prévoyant et doux. Il ressemblerait à la puissance paternelle si, comme elle, il avait pour objet de préparer les hommes à l'âge viril ; mais il ne cherche, au contraire, qu'à les fixer irrévocablement dans l'enfance ; il aime que les citoyens se réjouissent, pourvu qu'ils ne songent qu'à se réjouir. Il travaille volontiers à leur bonheur ; mais il veut en être l'unique agent et le seul arbitre ; il pourvoit à leur sécurité, prévoit et assure leurs besoins, facilite leurs plaisirs, conduit leurs principales affaires, dirige leur industrie, règle leurs successions, divise leurs héritages, que ne peut-il leur ôter entièrement le trouble de penser et la peine de vivre ?</text:p>
      <text:p text:style-name="P57"><text:tab/>C'est ainsi que tous les jours il rend moins utile et plus rare l’emploi du libre arbitre; qu'il renferme l'action de la volonté dans un plus petit espace, et dérobe peu à peu à chaque citoyen jusqu'à l'usage de lui-même. L'égalité a préparé les hommes à toutes ces choses; elle les a disposés à les souffrir et souvent même à les regarder comme un bienfait. <text:span text:style-name="T19">»</text:span></text:p>
      <text:p text:style-name="P59">Tocqueville, <text:span text:style-name="T1">De la démocratie en Amérique</text:span>, t. II, IVe partie, Chap. VI </text:p>
      <text:p text:style-name="P59"/>
      <table:table table:name="Tableau7" table:style-name="Tableau7">
        <table:table-column table:style-name="Tableau7.A"/>
        <table:table-row table:style-name="TableLine2038716310000">
          <table:table-cell table:style-name="Tableau7.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9"><text:span text:style-name="T23"/></text:p>
      <text:p text:style-name="P62">Texte 7 :</text:p>
      <text:p text:style-name="P60"/>
      <text:p text:style-name="P58"><text:tab/>« La croyance selon laquelle le fondement de la morale est l'utilité, ou principe du plus grand bonheur, affirme que les actions sont bonnes dans la mesure du bonheur qu'elles donnent, mauvaises, si elles ont pour résultat de produire le contraire du bonheur. Par le mot bonheur, est entendu le plaisir ou l'absence de souffrance ; par malheur, la souffrance et l'absence de bonheur [...] Le plaisir et l'absence de souffrance, voilà les seules choses désirables, désirables soit pour le plaisir inhérent en elles, soit comme moyen de se procurer le plaisir, d'écarter la souffrance. […]</text:p>
      <text:p text:style-name="P58"><text:tab/>Par conséquent la morale peut être définie : les règles du gouvernement de la vie et les préceptes dont l'observation assurera, autant que possible, à l'humanité entière, une existence telle que celle qu'on vient de décrire ; et non pas seulement à l'humanité, mais encore, autant que le permet la nature des choses, à toute créature animée. »</text:p>
      <text:p text:style-name="P59">John Stuart Mill – <text:span text:style-name="T2">De l’utilitarisme</text:span></text:p>
      <table:table table:name="Tableau8" table:style-name="Tableau8">
        <table:table-column table:style-name="Tableau8.A"/>
        <table:table-row table:style-name="TableLine2038565228368">
          <table:table-cell table:style-name="Tableau8.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9"><text:span text:style-name="T23"/></text:p>
      <text:p text:style-name="P19"><text:span text:style-name="T23"/></text:p>
      <text:p text:style-name="P62">Texte 8 :</text:p>
      <text:p text:style-name="P60"/>
      <text:p text:style-name="P58"><text:tab/>« Nous disons que le plaisir est le principe et la fin de la vie bienheureuse. Car c'est lui que nous avons reconnu comme le bien premier et conforme à la nature, c'est en lui que nous trouvons le principe de tout choix et de tout refus, et c'est à lui que nous aboutissons en jugeant tout bien d'après ce que nous sentons. Et parce que c'est là le bien premier et naturel, pour cette raison aussi nous ne choisissons pas tout plaisir, mais il y a des cas où nous passons par-dessus de nombreux plaisirs, lorsqu'il en découle pour nous un désagrément plus grand ; et nous regardons beaucoup de douleurs comme valant mieux que des plaisirs quand, pour nous, un plaisir plus grand suit, pour avoir souffert longtemps. Tout plaisir, donc, du fait qu'il a une nature appropriée à la nôtre, est un bien : tout plaisir, cependant, ne doit pas être choisi ; de même aussi toute douleur est un mal, mais toute douleur n'est pas telle qu'elle doive toujours être évitée. Cependant, c'est par la comparaison et l'examen des avantages et des désavantages qu'il convient de juger de tout cela. Car nous en usons, en certaines circonstances, avec le bien, comme s'il était un mal, et avec le mal, inversement, comme s'il était un bien. »</text:p>
      <text:p text:style-name="P60"/>
      <text:p text:style-name="P59">Épicure, <text:span text:style-name="T2">Lettre à Ménécée</text:span></text:p>
      <table:table table:name="Tableau9" table:style-name="Tableau9">
        <table:table-column table:style-name="Tableau9.A"/>
        <table:table-row table:style-name="TableLine2038565239792">
          <table:table-cell table:style-name="Tableau9.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35"><text:span text:style-name="T23"/></text:p>
      <text:p text:style-name="P56">Texte 9 :</text:p>
      <text:p text:style-name="P33"/>
      <text:p text:style-name="P29">« CALLICLÈS. — […] si on veut vivre comme il faut, on doit laisser aller ses propres passions, si grandes soient-elles, et ne pas les réprimer. Au contraire, il faut être capable de mettre son courage et son intelligence au service de si grandes passions et de les assouvir avec tout ce qu’elles peuvent désirer. Seulement, tout le monde n’est pas capable, j’imagine, de vivre comme cela. C’est pourquoi la masse des gens blâme les hommes qui vivent ainsi, gênée qu’elle est de devoir dissimuler sa propre incapacité à le faire. La masse déclare donc bien haut que le dérèglement<text:note text:id="ftn7" text:note-class="footnote"><text:note-citation>8</text:note-citation><text:note-body><text:p text:style-name="P6">Le dérèglement, c’est le fait de ne se poser aucune limite dans la réalisation de nos désirs.</text:p></text:note-body></text:note> — j’en ai déjà parlé — est une vilaine chose. C’est ainsi qu’elle réduit à l’état d’esclave les hommes dotés d’une plus forte nature que celle des hommes de la masse ; et ces derniers, qui sont eux-mêmes incapables de se procurer les plaisirs qui les combleraient, font la louange de la tempérance<text:note text:id="ftn8" text:note-class="footnote"><text:note-citation>9</text:note-citation><text:note-body><text:p text:style-name="Footnote">La tempérance est l’inverse du dérèglement. C’est donc le fait d’arriver à limiter par soi-même ses désirs.</text:p></text:note-body></text:note> et de la justice à cause du manque de courage de leur âme. Car, bien sûr, pour tous les hommes qui, dès le départ, se trouvent dans la situation d’exercer le pouvoir, qu’ils soient nés fils de rois ou que la force de leur nature les ait rendus capables de s’emparer du pouvoir […], oui, pour ces hommes-là, qu’est-ce qui serait plus vilain et plus mauvais que la tempérance et la justice ? Ce sont des hommes qui peuvent jouir de leurs biens, sans que personne y fasse obstacle, et ils se mettraient eux-mêmes un maître sur le dos, en supportant les lois, les formules et les blâmes de la masse des hommes ! […] Écoute Socrate, tu prétends que tu poursuis la vérité, eh bien, voici la vérité : si la facilité de la vie, le dérèglement, la liberté de faire ce qu’on veut, demeurent dans l’impunité, ils font la vertu et le bonheur ! Tout le reste, ce ne sont que des manières, des conventions, faites par les hommes, à l’encontre de la nature. Rien que des paroles en l’air, qui ne valent rien ! »</text:p>
      <text:p text:style-name="P31">P<text:span text:style-name="T19">laton</text:span>, <text:span text:style-name="T2">Gorgias</text:span>, 491e–492c, éd. GF</text:p>
      <table:table table:name="Tableau10" table:style-name="Tableau10">
        <table:table-column table:style-name="Tableau10.A"/>
        <table:table-row table:style-name="TableLine2038782243728">
          <table:table-cell table:style-name="Tableau10.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9"><text:span text:style-name="T23"/></text:p>
      <text:p text:style-name="P62">Texte 10 :</text:p>
      <text:p text:style-name="P60"/>
      <text:p text:style-name="P58">« En quoi consiste l’aliénation du travail ?</text:p>
      <text:p text:style-name="P58">D’abord, dans le fait que le travail est extérieur à l’ouvrier, c’est-à-dire qu’il n’appartient pas à son essence, que donc, dans son travail, celui-ci ne s’affirme pas mais se nie, ne se sent pas à l’aise, mais malheureux, ne déploie pas une libre activité physique et intellectuelle, mais mortifie son corps et ruine son esprit. En conséquence, l’ouvrier n’a le sentiment d’être auprès de lui-même qu’en dehors du travail et, dans le travail, il se sent en dehors de soi. Il est comme chez lui, quand il ne travaille pas et, quand il travaille, il ne se sent pas chez lui. Son travail n’est donc pas volontaire, mais contraint, c’est du travail forcé. Il n’est donc pas la satisfaction d’un besoin, mais seulement un moyen de satisfaire des besoins en dehors du travail. Le caractère étranger du travail apparaît nettement dans le fait que, dès qu’il n’existe pas de contrainte physique ou autre, le travail est fui comme la peste. Le travail extérieur, le travail dans lequel l’homme s’aliène, est un travail de sacrifice de soi, de mortification. Enfin, le caractère extérieur à l’ouvrier du travail apparaît dans le fait qu’il n’est pas son bien propre, mais celui d’un autre, qu’il ne lui appartient pas, que dans le travail l’ouvrier ne s’appartient pas lui-même, mais appartient à un autre. De même que, dans la religion, l’activité propre de l’imagination humaine, du cerveau humain et du cœur humain, agit sur l’individu indépendamment de lui, c’est-à-dire comme une activité étrangère divine ou diabolique, de même l’activité de l’ouvrier n’est pas son activité propre. Elle appartient à un autre, elle est la perte de soi-même.</text:p>
      <text:p text:style-name="P58"/>
      <text:p text:style-name="P58">On en vient donc à ce résultat que l’homme (l’ouvrier) ne se sent plus librement actif que dans ses fonctions animales, manger, boire et procréer, tout au plus encore dans l’habitation, qu’animal. Le bestial devient l’humain et l’humain devient le bestial. »</text:p>
      <text:p text:style-name="P59">Karl Marx, <text:span text:style-name="T2">Manuscrits de 1844</text:span></text:p>
      <table:table table:name="Tableau11" table:style-name="Tableau11">
        <table:table-column table:style-name="Tableau11.A"/>
        <table:table-row table:style-name="TableLine2038355119648">
          <table:table-cell table:style-name="Tableau11.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7"><text:span text:style-name="T23"/></text:p>
      <text:p text:style-name="P63">Texte 11 :</text:p>
      <text:p text:style-name="P61"/>
      <text:p text:style-name="P24"><text:tab/>« Nous ne voyons pas les choses mêmes ; nous nous bornons, le plus souvent, à lire des étiquettes collées sur elles. Cette tendance, issue du besoin, s’est encore accentuée sous l’influence du langage. Car les mots (à l’exception des noms propres) désignent des genres. Le mot, qui ne note de la chose que sa fonction la plus commune et son aspect banal, s’insinue entre elle et nous, et en masquerait la forme à nos yeux si cette forme ne se dissimulait déjà derrière les besoins qui ont créé le mot lui-même. Et ce ne sont pas seulement les objets extérieurs, ce sont aussi nos propres états d’âme qui se dérobent à nous dans ce qu’ils ont d’intime, de personnel, d’originalement vécu. Quand nous éprouvons de l’amour ou de la haine, quand nous nous sentons joyeux ou tristes, est-ce bien notre sentiment lui-même qui arrive à notre conscience avec les mille nuances fugitives et les mille résonances profondes qui en font quelque chose d’absolument nôtre ? Nous serions alors tous romanciers, tous poètes, tous musiciens. Mais, le plus souvent, nous n’apercevons de notre état d’âme que son déploiement extérieur. Nous ne saisissons de nos sentiments que leur aspect impersonnel, celui que le langage a pu noter une fois pour toutes parce qu’il est à peu près le même dans les mêmes conditions, pour tous les hommes. Ainsi, jusque dans notre propre individu, l’individualité nous échappe. Nous nous mouvons parmi des généralités et des symboles. »</text:p>
      <text:p text:style-name="P34"/>
      <text:p text:style-name="P14">Bergson, <text:span text:style-name="T2">Le Rire</text:span></text:p>
      <table:table table:name="Tableau12" table:style-name="Tableau12">
        <table:table-column table:style-name="Tableau12.A"/>
        <table:table-row table:style-name="TableLine2038355116656">
          <table:table-cell table:style-name="Tableau12.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6"><text:span text:style-name="T23"/></text:p>
      <text:p text:style-name="P20">Texte 12 :</text:p>
      <text:p text:style-name="P15"/>
      <text:p text:style-name="P24"><text:tab/>« C’est dans les mots que nous pensons. Nous n’avons conscience de nos pensées déterminées et réelles que lorsque nous leur donnons la forme objective, que nous les différencions de notre intériorité et par suite nous les marquons d’une forme externe, mais d’une forme qui contient aussi le caractère de l’activité interne la plus haute. C’est le son articulé, le mot, qui seul nous offre une existence où l’externe et l’interne sont si intimement unis. Par conséquent, vouloir penser sans les mots, c’est une tentative insensée. Et il est également absurde de considérer comme un désavantage et comme un défaut de la pensée cette nécessité qui lie celle-ci au mot. On croit ordinairement, il est vrai, que ce qu’il y a de plus haut, c’est l’ineffable<text:note text:id="ftn9" text:note-class="footnote"><text:note-citation>10</text:note-citation><text:note-body><text:p text:style-name="P7">L’ineffable, c’est ce qui ne peut être dit (synonyme : indicible).</text:p></text:note-body></text:note>. Mais c’est là une opinion superficielle et sans fondement ; car, en réalité, l’ineffable, c’est la pensée obscure, la pensée à l’état de fermentation, et qui ne devient claire que lorsqu’elle trouve le mot. Ainsi le mot donne à la pensée son existence la plus haute et la plus vraie. »</text:p>
      <text:p text:style-name="P14">Hegel, <text:span text:style-name="T2">Philosophie de l'esprit</text:span></text:p>
      <table:table table:name="Tableau13" table:style-name="Tableau13">
        <table:table-column table:style-name="Tableau13.A"/>
        <table:table-row table:style-name="TableLine2038700949824">
          <table:table-cell table:style-name="Tableau13.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6"><text:span text:style-name="T23"/></text:p>
      <text:p text:style-name="P20">Texte 13 :</text:p>
      <text:p text:style-name="P15"/>
      <text:p text:style-name="P24"><text:tab/>« L'activité du génie ne paraît pas le moins du monde quelque chose de foncièrement différent de l'activité de l'inventeur en mécanique, du savant astronome ou historien, du maître en tactique. Toutes ces activités s'expliquent si l'on se représente des hommes dont la pensée est active dans une direction unique, qui utilisent tout comme matière première, qui ne cessent d'observer diligemment leur vie intérieure et celle d'autrui, qui ne se lassent pas de combiner leurs moyens. Le génie ne fait rien que d'apprendre d'abord à poser des pierres, ensuite à bâtir, que de chercher toujours des matériaux et de travailler toujours à y mettre la forme. Toute activité de l'homme est compliquée à miracles, non pas seulement celle du génie, mais aucune n'est un "miracle".</text:p>
      <text:p text:style-name="P24"/>
      <text:p text:style-name="P24"><text:tab/>D'où vient donc cette croyance qu'il n'y a de génie de chez l'artiste, l'orateur et le philosophe ? Qu’eux seuls ont une « intuition » ? Les hommes ne parlent intentionnellement de génie que là où les effets de la grande intelligence leur sont le plus agréables et où ils ne veulent pas d'autre part éprouver d'envie. Nommer quelqu'un « divin », c'est dire "ici nous n'avons pas à rivaliser". En outre, tout ce qui est fini, parfait, excite l'étonnement, tout ce qui est en train de se faire est déprécié. Or, personne ne peut voir dans l'œuvre de l'artiste comment elle s'est faite ; c'est son avantage, car partout où l'on peut assister à la formation, on est un peu refroidi... »</text:p>
      <text:p text:style-name="P18"><text:span text:style-name="T20">Friedrich </text:span>N<text:span text:style-name="T20">ietzsche</text:span>, <text:s/><text:span text:style-name="T2">Humain, trop humain</text:span>, I, Chap. IV, aph. 162.</text:p>
      <table:table table:name="Tableau14" table:style-name="Tableau14">
        <table:table-column table:style-name="Tableau14.A"/>
        <table:table-row table:style-name="TableLine2038700977024">
          <table:table-cell table:style-name="Tableau14.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21"><text:span text:style-name="T25">Texte 14 :</text:span></text:p>
      <text:p text:style-name="P13"><text:span text:style-name="T15"><text:tab/>« 2. Si l'acte de philosopher ne consiste en rien d'autre que dans l'examen rationnel des </text:span><text:span text:style-name="Strong_20_Emphasis"><text:span text:style-name="T15">étants</text:span></text:span><text:span text:style-name="Strong_20_Emphasis"><text:span text:style-name="T15"><text:note text:id="ftn10" text:note-class="footnote"><text:note-citation>11</text:note-citation><text:note-body><text:p text:style-name="P8">Toute chose qui existe dans le monde</text:p></text:note-body></text:note></text:span></text:span><text:span text:style-name="T15">, et dans le fait de réfléchir sur eux en tant qu'ils constituent la preuve de l'existence de l'Artisan</text:span><text:span text:style-name="T15"><text:note text:id="ftn11" text:note-class="footnote"><text:note-citation>12</text:note-citation><text:note-body><text:p text:style-name="P8">Ici, l’Artisan représente Dieu</text:p></text:note-body></text:note></text:span><text:span text:style-name="T15">, c'est-à-dire en tant qu'ils sont des </text:span><text:span text:style-name="Strong_20_Emphasis"><text:span text:style-name="T15">artefacts</text:span></text:span><text:span text:style-name="Strong_20_Emphasis"><text:span text:style-name="T15"><text:note text:id="ftn12" text:note-class="footnote"><text:note-citation>13</text:note-citation><text:note-body><text:p text:style-name="P8">Un artefact est quelque chose qui a été produit par un artisan. Ici, Averroès considère tous les étants comme des créations de Dieu</text:p></text:note-body></text:note></text:span></text:span><text:span text:style-name="Strong_20_Emphasis"><text:span text:style-name="T15"> </text:span></text:span><text:span text:style-name="T15">– car de fait, c'est dans la seule mesure où l'on en connaît la fabrique</text:span><text:span text:style-name="T15"><text:note text:id="ftn13" text:note-class="footnote"><text:note-citation>14</text:note-citation><text:note-body><text:p text:style-name="P9">On en connaît la fabrique : on comprend la façon dont ils ont été produits</text:p></text:note-body></text:note></text:span><text:span text:style-name="T15"> que les étants constituent une preuve de l'existence de l'Artisan ; et la connaissance de l'Artisan est d'autant plus parfaite qu'est parfaite la connaissance des étants dans leur fabrique ; et si la Révélation recommande bien aux hommes de réfléchir sur les étants et les y encourage, alors il est évident que l'activité désignée sous ce nom est, en vertu de la Loi révélée, soit obligatoire, soit recommandée. […]</text:span></text:p>
      <text:p text:style-name="P22">18. Puisque donc cette Révélation<text:note text:id="ftn14" text:note-class="footnote"><text:note-citation>15</text:note-citation><text:note-body><text:p text:style-name="Footnote">A<text:span text:style-name="T21">verroès fait ici référence à la Révélation divine de sa religion, c’est-à-dire de l’islam</text:span></text:p></text:note-body></text:note> est la vérité, et qu'elle appelle à pratiquer l'examen rationnel<text:note text:id="ftn15" text:note-class="footnote"><text:note-citation>16</text:note-citation><text:note-body><text:p text:style-name="P9">L’examen rationnel : la réflexion approfondie, scientifique ou philosophique</text:p></text:note-body></text:note> qui assure la connaissance de la vérité, alors nous, Musulmans, savons de science certaine que l'examen par la démonstration n'entraînera nulle contradiction avec les enseignements apportés par le Texte révélé<text:note text:id="ftn16" text:note-class="footnote"><text:note-citation>17</text:note-citation><text:note-body><text:p text:style-name="Footnote"><text:span text:style-name="T21">Ici, le « Texte révélé », ou le</text:span> « Texte », désigne le texte sacré de l’islam, c’est-à-dire le Coran.</text:p></text:note-body></text:note> : car la vérité ne peut être contraire à la vérité, mais s'accorde avec elle et témoigne en sa faveur.</text:p>
      <text:p text:style-name="P13"><text:span text:style-name="T15">19. S'il en est ainsi, et que l'examen démonstratif</text:span><text:span text:style-name="T15"><text:note text:id="ftn17" text:note-class="footnote"><text:note-citation>18</text:note-citation><text:note-body><text:p text:style-name="P9">Equivalent de l’examen rationnel</text:p></text:note-body></text:note></text:span><text:span text:style-name="T15"> aboutit à une connaissance quelconque à propos d'un étant quel qu'il soit, alors de deux choses l'une : soit sur cet étant le Texte révélé se tait, soit il énonce une connaissance à son sujet. Dans le premier cas, il n'y a même pas lieu à contradiction, et le cas équivaut à celui des statuts légaux non édictés par le Texte, mais que le juriste déduit par </text:span><text:span text:style-name="Strong_20_Emphasis"><text:span text:style-name="T15">syllogisme</text:span></text:span><text:span text:style-name="Strong_20_Emphasis"><text:span text:style-name="T15"><text:note text:id="ftn18" text:note-class="footnote"><text:note-citation>19</text:note-citation><text:note-body><text:p text:style-name="P9">Par syllogisme : par raisonnement</text:p></text:note-body></text:note></text:span></text:span><text:span text:style-name="Strong_20_Emphasis"><text:span text:style-name="T15"> </text:span></text:span><text:span text:style-name="T15">juridique. Dans le second, de deux choses l'une : soit le </text:span><text:span text:style-name="Strong_20_Emphasis"><text:span text:style-name="T15">sens obvie</text:span></text:span><text:span text:style-name="Strong_20_Emphasis"><text:span text:style-name="T15"><text:note text:id="ftn19" text:note-class="footnote"><text:note-citation>20</text:note-citation><text:note-body><text:p text:style-name="P9">Le sens obvie : le sens apparent, celui qui semble s’imposer à la première lecture</text:p></text:note-body></text:note></text:span></text:span><text:span text:style-name="Strong_20_Emphasis"><text:span text:style-name="T15"> </text:span></text:span><text:span text:style-name="T15">de l'énoncé est en accord avec le résultat de la démonstration, soit il le contredit. S'il y a accord, il n'y a rien à en dire ; s'il y a contradiction, alors il faut interpréter</text:span><text:span text:style-name="T15"><text:note text:id="ftn20" text:note-class="footnote"><text:note-citation>21</text:note-citation><text:note-body><text:p text:style-name="P10">Ici, interpréter, c’est lire un texte d’une nouvelle façon</text:p></text:note-body></text:note></text:span><text:span text:style-name="T15"> le sens obvie.</text:span></text:p>
      <text:p text:style-name="P23">Averroès, <text:span text:style-name="T1">Discours décisi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chive" svg:font-family="Archive, Arial, Helvetica, sans-serif"/>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Helvetica, sans-serif"/>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21:25:13.298000000</meta:creation-date>
    <dc:title>Page vierge</dc:title>
    <meta:generator>LibreOffice/7.2.5.2$Windows_X86_64 LibreOffice_project/499f9727c189e6ef3471021d6132d4c694f357e5</meta:generator>
    <meta:editing-duration>PT19M15S</meta:editing-duration>
    <meta:editing-cycles>4</meta:editing-cycles>
    <dc:date>2023-07-05T22:07:36.429000000</dc:date>
    <meta:document-statistic meta:table-count="14" meta:image-count="0" meta:object-count="0" meta:page-count="14" meta:paragraph-count="134" meta:word-count="6751" meta:character-count="40531" meta:non-whitespace-character-count="33887"/>
    <meta:template xlink:type="simple" xlink:actuate="onRequest" xlink:title="Page vierge" xlink:href="../../../../AppData/Roaming/LibreOffice/4/user/template/Page%20vierge1.ott" meta:date="2023-07-05T21:25:12.735000000"/>
  </office:meta>
</office:document-meta>
</file>